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b2b2b2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860d"/>
    </style:style>
    <style:style style:name="ce9" style:family="table-cell" style:parent-style-name="Default">
      <style:table-cell-properties fo:background-color="#a7074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8" office:value-type="string" calcext:value-type="string">
            <text:p>PIN MAP NORNS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Ecran OLED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ENC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/>
          <table:table-cell table:style-name="ce8" office:value-type="string" calcext:value-type="string">
            <text:p>ENC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IFIBERRY/SD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v</text:p>
          </table:table-cell>
          <table:table-cell/>
          <table:table-cell table:style-name="ce9" office:value-type="string" calcext:value-type="string">
            <text:p>ENC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IFIBERRY/SC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/>
          <table:table-cell table:style-name="ce2" office:value-type="string" calcext:value-type="string">
            <text:p>HIFIBER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_ENC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RESERVEE</text:p>
          </table:table-cell>
          <table:table-cell/>
          <table:table-cell table:style-name="ce4" office:value-type="string" calcext:value-type="string">
            <text:p>BP K1,K2,K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RESERVE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HIFIBERR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1_ENC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K1_BP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2_ENC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3,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A2_ENC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LED_MOSI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B3_ENC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CK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CE_O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RESERVE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RESERVE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OLED_D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OLED_RESE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A3_ENC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K3_BP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HIFIBER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K2_BP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HIFIBERRY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HIFIBER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06:42.217448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4:19:40.622730041</meta:creation-date>
    <dc:date>2022-07-06T11:07:07.928660118</dc:date>
    <meta:editing-duration>PT19H49M21S</meta:editing-duration>
    <meta:editing-cycles>6</meta:editing-cycles>
    <meta:generator>LibreOffice/7.2.7.2$Linux_X86_64 LibreOffice_project/20$Build-2</meta:generator>
    <meta:document-statistic meta:table-count="1" meta:cell-count="103" meta:object-count="0"/>
  </office:meta>
</office:document-meta>
</file>